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90000008B84457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153cm" svg:y="0.079cm" svg:width="10.398cm" svg:height="3.678cm" draw:z-index="0"><draw:image xlink:href="Pictures/10000000000001890000008B84457A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rgit  Klaiber</meta:initial-creator>
    <meta:creation-date>2017-07-10T09:04:53.57</meta:creation-date>
    <dc:date>2017-07-10T09:10:31.88</dc:date>
    <dc:creator>Birgit  Klaiber</dc:creator>
    <meta:editing-duration>PT1M51S</meta:editing-duration>
    <meta:editing-cycles>2</meta:editing-cycles>
    <meta:generator>OpenOffice/4.1.2$Win32 OpenOffice.org_project/412m3$Build-9782</meta:generator>
    <meta:document-statistic meta:table-count="0" meta:image-count="1" meta:object-count="0" meta:page-count="1" meta:paragraph-count="0" meta:word-count="0" meta:character-count="0"/>
  </office:meta>
</office:document-meta>
</file>